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3.23mm"/>
    </style:style>
    <style:style style:name="co4" style:family="table-column">
      <style:table-column-properties fo:break-before="auto" style:column-width="35.7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2eaf1"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2eaf1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7.17mm" svg:height="98.73mm" svg:x="189.35mm" svg:y="-0.03mm">
            <loext:p draw:notify-on-update-of-ranges="Hoja1.A5:Hoja1.A13 Hoja1.A5:Hoja1.A13 Hoja1.B4:Hoja1.B4 Hoja1.B5:Hoja1.B13 Hoja1.A5:Hoja1.A13 Hoja1.C4:Hoja1.C4 Hoja1.C5:Hoja1.C13 Hoja1.A5:Hoja1.A13 Hoja1.D4:Hoja1.D4 Hoja1.D5:Hoja1.D13 Hoja1.E4:Hoja1.E4 Hoja1.E5:Hoja1.E13 Hoja1.A5:Hoja1.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07mm" svg:height="107.18mm" svg:x="63.66mm" svg:y="170.25mm">
            <loext:p draw:notify-on-update-of-ranges="Hoja1.A24:Hoja1.A24 Hoja1.A25:Hoja1.A32 Hoja1.B24:Hoja1.B24 Hoja1.B25:Hoja1.B32 Hoja1.C24:Hoja1.C24 Hoja1.C25:Hoja1.C32 Hoja1.D24:Hoja1.D24 Hoja1.D25:Hoja1.D32 Hoja1.E24:Hoja1.E24 Hoja1.E25:Hoja1.E32 Hoja1.F24:Hoja1.F24 Hoja1.F25:Hoja1.F32 Hoja1.G24:Hoja1.G24 Hoja1.G25:Hoja1.G32 Hoja1.H24:Hoja1.H24 Hoja1.H25:Hoja1.H32 Hoja1.I24:Hoja1.I24 Hoja1.I25:Hoja1.I32 Hoja1.J24:Hoja1.J24 Hoja1.J25:Hoja1.J32 Hoja1.K24:Hoja1.K24 Hoja1.K25:Hoja1.K32 Hoja1.L24:Hoja1.L24 Hoja1.L25:Hoja1.L32 Hoja1.M24:Hoja1.M24 Hoja1.M25:Hoja1.M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PC LOCAL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Intel(R) Core(TM) i5-4210U CPU @ 1,70GHz</text:p>
          </table:table-cell>
          <table:covered-table-cell table:style-name="ce10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1 thread/core</text:p>
          </table:table-cell>
          <table:table-cell table:style-name="ce1" office:value-type="string" calcext:value-type="string">
            <text:p>2 threads/cores</text:p>
          </table:table-cell>
          <table:table-cell table:style-name="ce1" office:value-type="string" calcext:value-type="string">
            <text:p>3 threads/cores</text:p>
          </table:table-cell>
          <table:table-cell table:style-name="ce1" office:value-type="string" calcext:value-type="string">
            <text:p>4 threads/cores</text:p>
          </table:table-cell>
          <table:table-cell table:number-columns-repeated="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0076025" calcext:value-type="float">
            <text:p>0,000076025</text:p>
          </table:table-cell>
          <table:table-cell table:style-name="ce11" office:value-type="float" office:value="0.000078221" calcext:value-type="float">
            <text:p>0,000078221</text:p>
          </table:table-cell>
          <table:table-cell table:style-name="ce11" office:value-type="float" office:value="0.000257411" calcext:value-type="float">
            <text:p>0,000257411</text:p>
          </table:table-cell>
          <table:table-cell table:style-name="ce11" office:value-type="float" office:value="0.032069327" calcext:value-type="float">
            <text:p>0,032069327</text:p>
          </table:table-cell>
          <table:table-cell table:number-columns-repeated="8"/>
        </table:table-row>
        <table:table-row table:style-name="ro2">
          <table:table-cell table:style-name="ce3" table:formula="of:=[.A5]*2" office:value-type="float" office:value="200" calcext:value-type="float">
            <text:p>200</text:p>
          </table:table-cell>
          <table:table-cell table:style-name="ce3" office:value-type="float" office:value="0.000147541" calcext:value-type="float">
            <text:p>0,000147541</text:p>
          </table:table-cell>
          <table:table-cell table:style-name="ce12" office:value-type="float" office:value="0.000296465" calcext:value-type="float">
            <text:p>0,000296465</text:p>
          </table:table-cell>
          <table:table-cell table:style-name="ce12" office:value-type="float" office:value="0.001877636" calcext:value-type="float">
            <text:p>0,001877636</text:p>
          </table:table-cell>
          <table:table-cell table:style-name="ce12" office:value-type="float" office:value="0.000259539" calcext:value-type="float">
            <text:p>0,000259539</text:p>
          </table:table-cell>
          <table:table-cell table:number-columns-repeated="8"/>
        </table:table-row>
        <table:table-row table:style-name="ro2">
          <table:table-cell table:style-name="ce4" table:formula="of:=[.A6]*2" office:value-type="float" office:value="400" calcext:value-type="float">
            <text:p>400</text:p>
          </table:table-cell>
          <table:table-cell table:style-name="ce7" office:value-type="float" office:value="0.000784843" calcext:value-type="float">
            <text:p>0,000784843</text:p>
          </table:table-cell>
          <table:table-cell table:style-name="ce11" office:value-type="float" office:value="0.00130877" calcext:value-type="float">
            <text:p>0,00130877</text:p>
          </table:table-cell>
          <table:table-cell table:style-name="ce11" office:value-type="float" office:value="0.002401736" calcext:value-type="float">
            <text:p>0,002401736</text:p>
          </table:table-cell>
          <table:table-cell table:style-name="ce11" office:value-type="float" office:value="0.024778593" calcext:value-type="float">
            <text:p>0,024778593</text:p>
          </table:table-cell>
          <table:table-cell table:number-columns-repeated="8"/>
        </table:table-row>
        <table:table-row table:style-name="ro2">
          <table:table-cell table:style-name="ce3" table:formula="of:=[.A7]*2" office:value-type="float" office:value="800" calcext:value-type="float">
            <text:p>800</text:p>
          </table:table-cell>
          <table:table-cell table:style-name="ce8" office:value-type="float" office:value="0.001132628" calcext:value-type="float">
            <text:p>0,001132628</text:p>
          </table:table-cell>
          <table:table-cell table:style-name="ce12" office:value-type="float" office:value="0.001141847" calcext:value-type="float">
            <text:p>0,001141847</text:p>
          </table:table-cell>
          <table:table-cell table:style-name="ce12" office:value-type="float" office:value="0.002067621" calcext:value-type="float">
            <text:p>0,002067621</text:p>
          </table:table-cell>
          <table:table-cell table:style-name="ce12" office:value-type="float" office:value="0.020070399" calcext:value-type="float">
            <text:p>0,020070399</text:p>
          </table:table-cell>
          <table:table-cell table:number-columns-repeated="8"/>
        </table:table-row>
        <table:table-row table:style-name="ro2">
          <table:table-cell table:style-name="ce4" table:formula="of:=[.A8]*2" office:value-type="float" office:value="1600" calcext:value-type="float">
            <text:p>1600</text:p>
          </table:table-cell>
          <table:table-cell table:style-name="ce7" office:value-type="float" office:value="0.003810957" calcext:value-type="float">
            <text:p>0,003810957</text:p>
          </table:table-cell>
          <table:table-cell table:style-name="ce11" office:value-type="float" office:value="0.007290621" calcext:value-type="float">
            <text:p>0,007290621</text:p>
          </table:table-cell>
          <table:table-cell table:style-name="ce11" office:value-type="float" office:value="0.005145536" calcext:value-type="float">
            <text:p>0,005145536</text:p>
          </table:table-cell>
          <table:table-cell table:style-name="ce11" office:value-type="float" office:value="0.021505021" calcext:value-type="float">
            <text:p>0,021505021</text:p>
          </table:table-cell>
          <table:table-cell table:number-columns-repeated="8"/>
        </table:table-row>
        <table:table-row table:style-name="ro2">
          <table:table-cell table:style-name="ce3" table:formula="of:=[.A9]*2" office:value-type="float" office:value="3200" calcext:value-type="float">
            <text:p>3200</text:p>
          </table:table-cell>
          <table:table-cell table:style-name="ce8" office:value-type="float" office:value="0.013132454" calcext:value-type="float">
            <text:p>0,013132454</text:p>
          </table:table-cell>
          <table:table-cell table:style-name="ce12" office:value-type="float" office:value="0.011600327" calcext:value-type="float">
            <text:p>0,011600327</text:p>
          </table:table-cell>
          <table:table-cell table:style-name="ce12" office:value-type="float" office:value="0.011748461" calcext:value-type="float">
            <text:p>0,011748461</text:p>
          </table:table-cell>
          <table:table-cell table:style-name="ce12" office:value-type="float" office:value="0.013530481" calcext:value-type="float">
            <text:p>0,013530481</text:p>
          </table:table-cell>
          <table:table-cell table:number-columns-repeated="8"/>
        </table:table-row>
        <table:table-row table:style-name="ro2">
          <table:table-cell table:style-name="ce4" table:formula="of:=[.A10]*2" office:value-type="float" office:value="6400" calcext:value-type="float">
            <text:p>6400</text:p>
          </table:table-cell>
          <table:table-cell table:style-name="ce7" office:value-type="float" office:value="0.053210113" calcext:value-type="float">
            <text:p>0,053210113</text:p>
          </table:table-cell>
          <table:table-cell table:style-name="ce11" office:value-type="float" office:value="0.0429367" calcext:value-type="float">
            <text:p>0,0429367</text:p>
          </table:table-cell>
          <table:table-cell table:style-name="ce11" office:value-type="float" office:value="0.045212094" calcext:value-type="float">
            <text:p>0,045212094</text:p>
          </table:table-cell>
          <table:table-cell table:style-name="ce11" office:value-type="float" office:value="0.043962183" calcext:value-type="float">
            <text:p>0,043962183</text:p>
          </table:table-cell>
          <table:table-cell table:number-columns-repeated="8"/>
        </table:table-row>
        <table:table-row table:style-name="ro2">
          <table:table-cell table:style-name="ce3" table:formula="of:=[.A11]*2" office:value-type="float" office:value="12800" calcext:value-type="float">
            <text:p>12800</text:p>
          </table:table-cell>
          <table:table-cell table:style-name="ce8" office:value-type="float" office:value="0.196697837" calcext:value-type="float">
            <text:p>0,196697837</text:p>
          </table:table-cell>
          <table:table-cell table:style-name="ce12" office:value-type="float" office:value="0.138652746" calcext:value-type="float">
            <text:p>0,138652746</text:p>
          </table:table-cell>
          <table:table-cell table:style-name="ce12" office:value-type="float" office:value="0.150143649" calcext:value-type="float">
            <text:p>0,150143649</text:p>
          </table:table-cell>
          <table:table-cell table:style-name="ce12" office:value-type="float" office:value="0.161542046" calcext:value-type="float">
            <text:p>0,161542046</text:p>
          </table:table-cell>
          <table:table-cell table:number-columns-repeated="8"/>
        </table:table-row>
        <table:table-row table:style-name="ro2">
          <table:table-cell table:style-name="ce4" table:formula="of:=[.A12]*2" office:value-type="float" office:value="25600" calcext:value-type="float">
            <text:p>25600</text:p>
          </table:table-cell>
          <table:table-cell table:style-name="ce7" office:value-type="float" office:value="0.830233147" calcext:value-type="float">
            <text:p>0,830233147</text:p>
          </table:table-cell>
          <table:table-cell table:style-name="ce11" office:value-type="float" office:value="0.530919822" calcext:value-type="float">
            <text:p>0,530919822</text:p>
          </table:table-cell>
          <table:table-cell table:style-name="ce11" office:value-type="float" office:value="0.544274846" calcext:value-type="float">
            <text:p>0,544274846</text:p>
          </table:table-cell>
          <table:table-cell table:style-name="ce11" office:value-type="float" office:value="0.563764319" calcext:value-type="float">
            <text:p>0,563764319</text:p>
          </table:table-cell>
          <table:table-cell table:number-columns-repeated="8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2"/>
          <table:table-cell table:style-name="ce13"/>
          <table:table-cell table:number-columns-repeated="10"/>
        </table:table-row>
        <table:table-row table:style-name="ro2" table:number-rows-repeated="3">
          <table:table-cell table:number-columns-repeated="13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9" office:value-type="string" calcext:value-type="string" table:number-columns-spanned="2" table:number-rows-spanned="1">
            <text:p>Atcgrid</text:p>
          </table:table-cell>
          <table:covered-table-cell table:style-name="ce10"/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1 thread/core</text:p>
          </table:table-cell>
          <table:table-cell table:style-name="ce1" office:value-type="string" calcext:value-type="string">
            <text:p>2 threads/cores</text:p>
          </table:table-cell>
          <table:table-cell table:style-name="ce1" office:value-type="string" calcext:value-type="string">
            <text:p>3 threads/cores</text:p>
          </table:table-cell>
          <table:table-cell table:style-name="ce1" office:value-type="string" calcext:value-type="string">
            <text:p>4 threads/cores</text:p>
          </table:table-cell>
          <table:table-cell table:style-name="ce1" office:value-type="string" calcext:value-type="string">
            <text:p>5 threads/cores</text:p>
          </table:table-cell>
          <table:table-cell table:style-name="ce1" office:value-type="string" calcext:value-type="string">
            <text:p>6 threads/cores</text:p>
          </table:table-cell>
          <table:table-cell table:style-name="ce1" office:value-type="string" calcext:value-type="string">
            <text:p>7 threads/cores</text:p>
          </table:table-cell>
          <table:table-cell table:style-name="ce1" office:value-type="string" calcext:value-type="string">
            <text:p>8 threads/cores</text:p>
          </table:table-cell>
          <table:table-cell table:style-name="ce1" office:value-type="string" calcext:value-type="string">
            <text:p>9 threads/cores</text:p>
          </table:table-cell>
          <table:table-cell table:style-name="ce1" office:value-type="string" calcext:value-type="string">
            <text:p>10 threads/cores</text:p>
          </table:table-cell>
          <table:table-cell table:style-name="ce1" office:value-type="string" calcext:value-type="string">
            <text:p>11 threads/cores</text:p>
          </table:table-cell>
          <table:table-cell table:style-name="ce1" office:value-type="string" calcext:value-type="string">
            <text:p>12 threads/cores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6608535" calcext:value-type="float">
            <text:p>0,006608535</text:p>
          </table:table-cell>
          <table:table-cell table:style-name="ce11" office:value-type="float" office:value="0.051057469" calcext:value-type="float">
            <text:p>0,051057469</text:p>
          </table:table-cell>
          <table:table-cell table:style-name="ce11" office:value-type="float" office:value="0.004785148" calcext:value-type="float">
            <text:p>0,004785148</text:p>
          </table:table-cell>
          <table:table-cell table:style-name="ce11" office:value-type="float" office:value="0.012906943" calcext:value-type="float">
            <text:p>0,012906943</text:p>
          </table:table-cell>
          <table:table-cell table:style-name="ce11" office:value-type="float" office:value="0.093064782" calcext:value-type="float">
            <text:p>0,093064782</text:p>
          </table:table-cell>
          <table:table-cell table:style-name="ce11" office:value-type="float" office:value="0.026264198" calcext:value-type="float">
            <text:p>0,026264198</text:p>
          </table:table-cell>
          <table:table-cell table:style-name="ce11" office:value-type="float" office:value="0.004950604" calcext:value-type="float">
            <text:p>0,004950604</text:p>
          </table:table-cell>
          <table:table-cell table:style-name="ce11" office:value-type="float" office:value="0.051657917" calcext:value-type="float">
            <text:p>0,051657917</text:p>
          </table:table-cell>
          <table:table-cell table:style-name="ce11" office:value-type="float" office:value="0.108384714" calcext:value-type="float">
            <text:p>0,108384714</text:p>
          </table:table-cell>
          <table:table-cell table:style-name="ce11" office:value-type="float" office:value="0.028119983" calcext:value-type="float">
            <text:p>0,028119983</text:p>
          </table:table-cell>
          <table:table-cell table:style-name="ce11" office:value-type="float" office:value="0.019137292" calcext:value-type="float">
            <text:p>0,019137292</text:p>
          </table:table-cell>
          <table:table-cell table:style-name="ce11" office:value-type="float" office:value="0.073346134" calcext:value-type="float">
            <text:p>0,073346134</text:p>
          </table:table-cell>
        </table:table-row>
        <table:table-row table:style-name="ro2">
          <table:table-cell table:style-name="ce3" table:formula="of:=[.A25]*2" office:value-type="float" office:value="200" calcext:value-type="float">
            <text:p>200</text:p>
          </table:table-cell>
          <table:table-cell table:style-name="ce3" office:value-type="float" office:value="0.009675987" calcext:value-type="float">
            <text:p>0,009675987</text:p>
          </table:table-cell>
          <table:table-cell table:style-name="ce12" office:value-type="float" office:value="0.072307194" calcext:value-type="float">
            <text:p>0,072307194</text:p>
          </table:table-cell>
          <table:table-cell table:style-name="ce12" office:value-type="float" office:value="0.003435944" calcext:value-type="float">
            <text:p>0,003435944</text:p>
          </table:table-cell>
          <table:table-cell table:style-name="ce12" office:value-type="float" office:value="0.039718151" calcext:value-type="float">
            <text:p>0,039718151</text:p>
          </table:table-cell>
          <table:table-cell table:style-name="ce12" office:value-type="float" office:value="0.014591151" calcext:value-type="float">
            <text:p>0,014591151</text:p>
          </table:table-cell>
          <table:table-cell table:style-name="ce12" office:value-type="float" office:value="0.021188838" calcext:value-type="float">
            <text:p>0,021188838</text:p>
          </table:table-cell>
          <table:table-cell table:style-name="ce12" office:value-type="float" office:value="0.012815629" calcext:value-type="float">
            <text:p>0,012815629</text:p>
          </table:table-cell>
          <table:table-cell table:style-name="ce12" office:value-type="float" office:value="0.012289057" calcext:value-type="float">
            <text:p>0,012289057</text:p>
          </table:table-cell>
          <table:table-cell table:style-name="ce12" office:value-type="float" office:value="0.001637188" calcext:value-type="float">
            <text:p>0,001637188</text:p>
          </table:table-cell>
          <table:table-cell table:style-name="ce12" office:value-type="float" office:value="0.016109146" calcext:value-type="float">
            <text:p>0,016109146</text:p>
          </table:table-cell>
          <table:table-cell table:style-name="ce12" office:value-type="float" office:value="0.082702963" calcext:value-type="float">
            <text:p>0,082702963</text:p>
          </table:table-cell>
          <table:table-cell table:style-name="ce12" office:value-type="float" office:value="0.00320634" calcext:value-type="float">
            <text:p>0,00320634</text:p>
          </table:table-cell>
        </table:table-row>
        <table:table-row table:style-name="ro2">
          <table:table-cell table:style-name="ce4" table:formula="of:=[.A26]*2" office:value-type="float" office:value="400" calcext:value-type="float">
            <text:p>400</text:p>
          </table:table-cell>
          <table:table-cell table:style-name="ce7" office:value-type="float" office:value="0.003516009" calcext:value-type="float">
            <text:p>0,003516009</text:p>
          </table:table-cell>
          <table:table-cell table:style-name="ce11" office:value-type="float" office:value="0.003477759" calcext:value-type="float">
            <text:p>0,003477759</text:p>
          </table:table-cell>
          <table:table-cell table:style-name="ce11" office:value-type="float" office:value="0.010091431" calcext:value-type="float">
            <text:p>0,010091431</text:p>
          </table:table-cell>
          <table:table-cell table:style-name="ce11" office:value-type="float" office:value="0.007447015" calcext:value-type="float">
            <text:p>0,007447015</text:p>
          </table:table-cell>
          <table:table-cell table:style-name="ce11" office:value-type="float" office:value="0.004700741" calcext:value-type="float">
            <text:p>0,004700741</text:p>
          </table:table-cell>
          <table:table-cell table:style-name="ce11" office:value-type="float" office:value="0.023482892" calcext:value-type="float">
            <text:p>0,023482892</text:p>
          </table:table-cell>
          <table:table-cell table:style-name="ce11" office:value-type="float" office:value="0.02673448" calcext:value-type="float">
            <text:p>0,02673448</text:p>
          </table:table-cell>
          <table:table-cell table:style-name="ce11" office:value-type="float" office:value="0.044551672" calcext:value-type="float">
            <text:p>0,044551672</text:p>
          </table:table-cell>
          <table:table-cell table:style-name="ce11" office:value-type="float" office:value="0.003686464" calcext:value-type="float">
            <text:p>0,003686464</text:p>
          </table:table-cell>
          <table:table-cell table:style-name="ce11" office:value-type="float" office:value="0.056775663" calcext:value-type="float">
            <text:p>0,056775663</text:p>
          </table:table-cell>
          <table:table-cell table:style-name="ce11" office:value-type="float" office:value="0.052713138" calcext:value-type="float">
            <text:p>0,052713138</text:p>
          </table:table-cell>
          <table:table-cell table:style-name="ce11" office:value-type="float" office:value="0.063427024" calcext:value-type="float">
            <text:p>0,063427024</text:p>
          </table:table-cell>
        </table:table-row>
        <table:table-row table:style-name="ro2">
          <table:table-cell table:style-name="ce3" table:formula="of:=[.A27]*2" office:value-type="float" office:value="800" calcext:value-type="float">
            <text:p>800</text:p>
          </table:table-cell>
          <table:table-cell table:style-name="ce8" office:value-type="float" office:value="0.007950755" calcext:value-type="float">
            <text:p>0,007950755</text:p>
          </table:table-cell>
          <table:table-cell table:style-name="ce12" office:value-type="float" office:value="0.020879756" calcext:value-type="float">
            <text:p>0,020879756</text:p>
          </table:table-cell>
          <table:table-cell table:style-name="ce12" office:value-type="float" office:value="0.039562929" calcext:value-type="float">
            <text:p>0,039562929</text:p>
          </table:table-cell>
          <table:table-cell table:style-name="ce12" office:value-type="float" office:value="0.007446369" calcext:value-type="float">
            <text:p>0,007446369</text:p>
          </table:table-cell>
          <table:table-cell table:style-name="ce12" office:value-type="float" office:value="0.015499262" calcext:value-type="float">
            <text:p>0,015499262</text:p>
          </table:table-cell>
          <table:table-cell table:style-name="ce12" office:value-type="float" office:value="0.007716316" calcext:value-type="float">
            <text:p>0,007716316</text:p>
          </table:table-cell>
          <table:table-cell table:style-name="ce12" office:value-type="float" office:value="0.011928936" calcext:value-type="float">
            <text:p>0,011928936</text:p>
          </table:table-cell>
          <table:table-cell table:style-name="ce12" office:value-type="float" office:value="0.012128165" calcext:value-type="float">
            <text:p>0,012128165</text:p>
          </table:table-cell>
          <table:table-cell table:style-name="ce12" office:value-type="float" office:value="0.007734607" calcext:value-type="float">
            <text:p>0,007734607</text:p>
          </table:table-cell>
          <table:table-cell table:style-name="ce12" office:value-type="float" office:value="0.016805219" calcext:value-type="float">
            <text:p>0,016805219</text:p>
          </table:table-cell>
          <table:table-cell table:style-name="ce12" office:value-type="float" office:value="0.038782314" calcext:value-type="float">
            <text:p>0,038782314</text:p>
          </table:table-cell>
          <table:table-cell table:style-name="ce12" office:value-type="float" office:value="0.008119522" calcext:value-type="float">
            <text:p>0,008119522</text:p>
          </table:table-cell>
        </table:table-row>
        <table:table-row table:style-name="ro2">
          <table:table-cell table:style-name="ce4" table:formula="of:=[.A28]*2" office:value-type="float" office:value="1600" calcext:value-type="float">
            <text:p>1600</text:p>
          </table:table-cell>
          <table:table-cell table:style-name="ce7" office:value-type="float" office:value="0.021120492" calcext:value-type="float">
            <text:p>0,021120492</text:p>
          </table:table-cell>
          <table:table-cell table:style-name="ce11" office:value-type="float" office:value="0.014818406" calcext:value-type="float">
            <text:p>0,014818406</text:p>
          </table:table-cell>
          <table:table-cell table:style-name="ce11" office:value-type="float" office:value="0.015722119" calcext:value-type="float">
            <text:p>0,015722119</text:p>
          </table:table-cell>
          <table:table-cell table:style-name="ce11" office:value-type="float" office:value="0.018507499" calcext:value-type="float">
            <text:p>0,018507499</text:p>
          </table:table-cell>
          <table:table-cell table:style-name="ce11" office:value-type="float" office:value="0.014558127" calcext:value-type="float">
            <text:p>0,014558127</text:p>
          </table:table-cell>
          <table:table-cell table:style-name="ce11" office:value-type="float" office:value="0.018390392" calcext:value-type="float">
            <text:p>0,018390392</text:p>
          </table:table-cell>
          <table:table-cell table:style-name="ce11" office:value-type="float" office:value="0.102834751" calcext:value-type="float">
            <text:p>0,102834751</text:p>
          </table:table-cell>
          <table:table-cell table:style-name="ce11" office:value-type="float" office:value="0.108807561" calcext:value-type="float">
            <text:p>0,108807561</text:p>
          </table:table-cell>
          <table:table-cell table:style-name="ce11" office:value-type="float" office:value="0.016224554" calcext:value-type="float">
            <text:p>0,016224554</text:p>
          </table:table-cell>
          <table:table-cell table:style-name="ce11" office:value-type="float" office:value="0.014756974" calcext:value-type="float">
            <text:p>0,014756974</text:p>
          </table:table-cell>
          <table:table-cell table:style-name="ce11" office:value-type="float" office:value="0.01468134" calcext:value-type="float">
            <text:p>0,01468134</text:p>
          </table:table-cell>
          <table:table-cell table:style-name="ce11" office:value-type="float" office:value="0.014785913" calcext:value-type="float">
            <text:p>0,014785913</text:p>
          </table:table-cell>
        </table:table-row>
        <table:table-row table:style-name="ro2">
          <table:table-cell table:style-name="ce3" table:formula="of:=[.A29]*2" office:value-type="float" office:value="3200" calcext:value-type="float">
            <text:p>3200</text:p>
          </table:table-cell>
          <table:table-cell table:style-name="ce8" office:value-type="float" office:value="0.031257781" calcext:value-type="float">
            <text:p>0,031257781</text:p>
          </table:table-cell>
          <table:table-cell table:style-name="ce12" office:value-type="float" office:value="0.031876655" calcext:value-type="float">
            <text:p>0,031876655</text:p>
          </table:table-cell>
          <table:table-cell table:style-name="ce12" office:value-type="float" office:value="0.032703285" calcext:value-type="float">
            <text:p>0,032703285</text:p>
          </table:table-cell>
          <table:table-cell table:style-name="ce12" office:value-type="float" office:value="0.032698316" calcext:value-type="float">
            <text:p>0,032698316</text:p>
          </table:table-cell>
          <table:table-cell table:style-name="ce12" office:value-type="float" office:value="0.032349084" calcext:value-type="float">
            <text:p>0,032349084</text:p>
          </table:table-cell>
          <table:table-cell table:style-name="ce12" office:value-type="float" office:value="0.041976697" calcext:value-type="float">
            <text:p>0,041976697</text:p>
          </table:table-cell>
          <table:table-cell table:style-name="ce12" office:value-type="float" office:value="0.031764655" calcext:value-type="float">
            <text:p>0,031764655</text:p>
          </table:table-cell>
          <table:table-cell table:style-name="ce12" office:value-type="float" office:value="0.031502008" calcext:value-type="float">
            <text:p>0,031502008</text:p>
          </table:table-cell>
          <table:table-cell table:style-name="ce12" office:value-type="float" office:value="0.032463716" calcext:value-type="float">
            <text:p>0,032463716</text:p>
          </table:table-cell>
          <table:table-cell table:style-name="ce12" office:value-type="float" office:value="0.030695677" calcext:value-type="float">
            <text:p>0,030695677</text:p>
          </table:table-cell>
          <table:table-cell table:style-name="ce12" office:value-type="float" office:value="0.031660572" calcext:value-type="float">
            <text:p>0,031660572</text:p>
          </table:table-cell>
          <table:table-cell table:style-name="ce12" office:value-type="float" office:value="0.031691387" calcext:value-type="float">
            <text:p>0,031691387</text:p>
          </table:table-cell>
        </table:table-row>
        <table:table-row table:style-name="ro2">
          <table:table-cell table:style-name="ce4" table:formula="of:=[.A30]*2" office:value-type="float" office:value="6400" calcext:value-type="float">
            <text:p>6400</text:p>
          </table:table-cell>
          <table:table-cell table:style-name="ce7" office:value-type="float" office:value="0.064454092" calcext:value-type="float">
            <text:p>0,064454092</text:p>
          </table:table-cell>
          <table:table-cell table:style-name="ce11" office:value-type="float" office:value="0.062894141" calcext:value-type="float">
            <text:p>0,062894141</text:p>
          </table:table-cell>
          <table:table-cell table:style-name="ce11" office:value-type="float" office:value="0.064919968" calcext:value-type="float">
            <text:p>0,064919968</text:p>
          </table:table-cell>
          <table:table-cell table:style-name="ce11" office:value-type="float" office:value="0.06533655" calcext:value-type="float">
            <text:p>0,06533655</text:p>
          </table:table-cell>
          <table:table-cell table:style-name="ce11" office:value-type="float" office:value="0.063771158" calcext:value-type="float">
            <text:p>0,063771158</text:p>
          </table:table-cell>
          <table:table-cell table:style-name="ce11" office:value-type="float" office:value="0.106728379" calcext:value-type="float">
            <text:p>0,106728379</text:p>
          </table:table-cell>
          <table:table-cell table:style-name="ce11" office:value-type="float" office:value="0.063807202" calcext:value-type="float">
            <text:p>0,063807202</text:p>
          </table:table-cell>
          <table:table-cell table:style-name="ce11" office:value-type="float" office:value="0.063926866" calcext:value-type="float">
            <text:p>0,063926866</text:p>
          </table:table-cell>
          <table:table-cell table:style-name="ce11" office:value-type="float" office:value="0.064028716" calcext:value-type="float">
            <text:p>0,064028716</text:p>
          </table:table-cell>
          <table:table-cell table:style-name="ce11" office:value-type="float" office:value="0.064471113" calcext:value-type="float">
            <text:p>0,064471113</text:p>
          </table:table-cell>
          <table:table-cell table:style-name="ce11" office:value-type="float" office:value="0.068106318" calcext:value-type="float">
            <text:p>0,068106318</text:p>
          </table:table-cell>
          <table:table-cell table:style-name="ce11" office:value-type="float" office:value="0.065512657" calcext:value-type="float">
            <text:p>0,065512657</text:p>
          </table:table-cell>
        </table:table-row>
        <table:table-row table:style-name="ro2">
          <table:table-cell table:style-name="ce3" table:formula="of:=[.A31]*2" office:value-type="float" office:value="12800" calcext:value-type="float">
            <text:p>12800</text:p>
          </table:table-cell>
          <table:table-cell table:style-name="ce8" office:value-type="float" office:value="0.230501116" calcext:value-type="float">
            <text:p>0,230501116</text:p>
          </table:table-cell>
          <table:table-cell table:style-name="ce12" office:value-type="float" office:value="0.214322585" calcext:value-type="float">
            <text:p>0,214322585</text:p>
          </table:table-cell>
          <table:table-cell table:style-name="ce12" office:value-type="float" office:value="0.192836212" calcext:value-type="float">
            <text:p>0,192836212</text:p>
          </table:table-cell>
          <table:table-cell table:style-name="ce12" office:value-type="float" office:value="0.19672242" calcext:value-type="float">
            <text:p>0,19672242</text:p>
          </table:table-cell>
          <table:table-cell table:style-name="ce12" office:value-type="float" office:value="0.287934568" calcext:value-type="float">
            <text:p>0,287934568</text:p>
          </table:table-cell>
          <table:table-cell table:style-name="ce12" office:value-type="float" office:value="0.244268742" calcext:value-type="float">
            <text:p>0,244268742</text:p>
          </table:table-cell>
          <table:table-cell table:style-name="ce12" office:value-type="float" office:value="0.214059687" calcext:value-type="float">
            <text:p>0,214059687</text:p>
          </table:table-cell>
          <table:table-cell table:style-name="ce12" office:value-type="float" office:value="0.183314715" calcext:value-type="float">
            <text:p>0,183314715</text:p>
          </table:table-cell>
          <table:table-cell table:style-name="ce12" office:value-type="float" office:value="0.250826456" calcext:value-type="float">
            <text:p>0,250826456</text:p>
          </table:table-cell>
          <table:table-cell table:style-name="ce12" office:value-type="float" office:value="0.185994312" calcext:value-type="float">
            <text:p>0,185994312</text:p>
          </table:table-cell>
          <table:table-cell table:style-name="ce12" office:value-type="float" office:value="0.216459624" calcext:value-type="float">
            <text:p>0,216459624</text:p>
          </table:table-cell>
          <table:table-cell table:style-name="ce12" office:value-type="float" office:value="0.1814082" calcext:value-type="float">
            <text:p>0,1814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0:03:55.3064835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2:38:53.461943265</meta:creation-date>
    <meta:editing-duration>PT1H54M53S</meta:editing-duration>
    <meta:editing-cycles>18</meta:editing-cycles>
    <meta:generator>LibreOffice/5.1.6.2$Linux_X86_64 LibreOffice_project/10m0$Build-2</meta:generator>
    <dc:date>2017-04-17T01:08:44.914286707</dc:date>
    <meta:document-statistic meta:table-count="1" meta:cell-count="1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18cm" svg:height="9.874cm" xlink:href=".." xlink:type="simple" chart:class="chart:scatter" chart:column-mapping="0 1 2 3" chart:style-name="ch1">
        <chart:title svg:x="6.876cm" svg:y="0.333cm" chart:style-name="ch2">
          <text:p>PC Local</text:p>
        </chart:title>
        <chart:subtitle svg:x="3.86cm" svg:y="1.309cm" chart:style-name="ch3">
          <text:p>Intel(R) Core(TM) i5-4210U CPU @ 1.70GHz</text:p>
        </chart:subtitle>
        <chart:legend chart:legend-position="end" svg:x="11.993cm" svg:y="3.891cm" style:legend-expansion="high" chart:style-name="ch4"/>
        <chart:plot-area chart:style-name="ch5" table:cell-range-address="Hoja1.A4:Hoja1.E13" chart:data-source-has-labels="both" svg:x="1.325cm" svg:y="2.189cm" svg:width="10.354cm" svg:height="6.507cm">
          <chartooo:coordinate-region svg:x="2.052cm" svg:y="2.389cm" svg:width="9.163cm" svg:height="5.66cm"/>
          <chart:axis chart:dimension="x" chart:name="primary-x" chart:style-name="ch6" chartooo:axis-type="auto">
            <chart:title svg:x="5.876cm" svg:y="8.893cm" chart:style-name="ch7">
              <text:p>Tamaño</text:p>
            </chart:title>
            <chart:categories table:cell-range-address="Hoja1.A5:Hoja1.A13"/>
          </chart:axis>
          <chart:axis chart:dimension="y" chart:name="primary-y" chart:style-name="ch8">
            <chart:title svg:x="0.451cm" svg:y="6.253cm" chart:style-name="ch9">
              <text:p>Tiempo (s)</text:p>
            </chart:title>
            <chart:grid chart:style-name="ch10" chart:class="major"/>
          </chart:axis>
          <chart:series chart:style-name="ch11" chart:values-cell-range-address="Hoja1.B5:Hoja1.B13" chart:label-cell-address="Hoja1.B4:Hoja1.B4" chart:class="chart:scatter">
            <chart:domain table:cell-range-address="Hoja1.A5:Hoja1.A13"/>
            <chart:data-point chart:repeated="9"/>
          </chart:series>
          <chart:series chart:style-name="ch12" chart:values-cell-range-address="Hoja1.C5:Hoja1.C13" chart:label-cell-address="Hoja1.C4:Hoja1.C4" chart:class="chart:scatter">
            <chart:data-point chart:repeated="9"/>
          </chart:series>
          <chart:series chart:style-name="ch13" chart:values-cell-range-address="Hoja1.D5:Hoja1.D13" chart:label-cell-address="Hoja1.D4:Hoja1.D4" chart:class="chart:scatter">
            <chart:data-point chart:repeated="9"/>
          </chart:series>
          <chart:series chart:style-name="ch14" chart:values-cell-range-address="Hoja1.E5:Hoja1.E13" chart:label-cell-address="Hoja1.E4:Hoja1.E4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1 thread/core</text:p>
                <draw:g>
                  <svg:desc>Hoja1.B4:Hoja1.B4</svg:desc>
                </draw:g>
              </table:table-cell>
              <table:table-cell office:value-type="string">
                <text:p>2 threads/cores</text:p>
                <draw:g>
                  <svg:desc>Hoja1.C4:Hoja1.C4</svg:desc>
                </draw:g>
              </table:table-cell>
              <table:table-cell office:value-type="string">
                <text:p>3 threads/cores</text:p>
                <draw:g>
                  <svg:desc>Hoja1.D4:Hoja1.D4</svg:desc>
                </draw:g>
              </table:table-cell>
              <table:table-cell office:value-type="string">
                <text:p>4 threads/cores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5:Hoja1.A13</svg:desc>
                </draw:g>
              </table:table-cell>
              <table:table-cell office:value-type="float" office:value="100">
                <text:p>100</text:p>
                <draw:g>
                  <svg:desc>Hoja1.A5:Hoja1.A13</svg:desc>
                </draw:g>
              </table:table-cell>
              <table:table-cell office:value-type="float" office:value="0.000076025">
                <text:p>0.000076025</text:p>
                <draw:g>
                  <svg:desc>Hoja1.B5:Hoja1.B13</svg:desc>
                </draw:g>
              </table:table-cell>
              <table:table-cell office:value-type="float" office:value="0.000078221">
                <text:p>0.000078221</text:p>
                <draw:g>
                  <svg:desc>Hoja1.C5:Hoja1.C13</svg:desc>
                </draw:g>
              </table:table-cell>
              <table:table-cell office:value-type="float" office:value="0.000257411">
                <text:p>0.000257411</text:p>
                <draw:g>
                  <svg:desc>Hoja1.D5:Hoja1.D13</svg:desc>
                </draw:g>
              </table:table-cell>
              <table:table-cell office:value-type="float" office:value="0.032069327">
                <text:p>0.032069327</text:p>
                <draw:g>
                  <svg:desc>Hoja1.E5:Hoja1.E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147541">
                <text:p>0.000147541</text:p>
              </table:table-cell>
              <table:table-cell office:value-type="float" office:value="0.000296465">
                <text:p>0.000296465</text:p>
              </table:table-cell>
              <table:table-cell office:value-type="float" office:value="0.001877636">
                <text:p>0.001877636</text:p>
              </table:table-cell>
              <table:table-cell office:value-type="float" office:value="0.000259539">
                <text:p>0.0002595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0784843">
                <text:p>0.000784843</text:p>
              </table:table-cell>
              <table:table-cell office:value-type="float" office:value="0.00130877">
                <text:p>0.00130877</text:p>
              </table:table-cell>
              <table:table-cell office:value-type="float" office:value="0.002401736">
                <text:p>0.002401736</text:p>
              </table:table-cell>
              <table:table-cell office:value-type="float" office:value="0.024778593">
                <text:p>0.02477859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1132628">
                <text:p>0.001132628</text:p>
              </table:table-cell>
              <table:table-cell office:value-type="float" office:value="0.001141847">
                <text:p>0.001141847</text:p>
              </table:table-cell>
              <table:table-cell office:value-type="float" office:value="0.002067621">
                <text:p>0.002067621</text:p>
              </table:table-cell>
              <table:table-cell office:value-type="float" office:value="0.020070399">
                <text:p>0.0200703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003810957">
                <text:p>0.003810957</text:p>
              </table:table-cell>
              <table:table-cell office:value-type="float" office:value="0.007290621">
                <text:p>0.007290621</text:p>
              </table:table-cell>
              <table:table-cell office:value-type="float" office:value="0.005145536">
                <text:p>0.005145536</text:p>
              </table:table-cell>
              <table:table-cell office:value-type="float" office:value="0.021505021">
                <text:p>0.02150502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00">
                <text:p>3200</text:p>
              </table:table-cell>
              <table:table-cell office:value-type="float" office:value="0.013132454">
                <text:p>0.013132454</text:p>
              </table:table-cell>
              <table:table-cell office:value-type="float" office:value="0.011600327">
                <text:p>0.011600327</text:p>
              </table:table-cell>
              <table:table-cell office:value-type="float" office:value="0.011748461">
                <text:p>0.011748461</text:p>
              </table:table-cell>
              <table:table-cell office:value-type="float" office:value="0.013530481">
                <text:p>0.01353048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00">
                <text:p>6400</text:p>
              </table:table-cell>
              <table:table-cell office:value-type="float" office:value="0.053210113">
                <text:p>0.053210113</text:p>
              </table:table-cell>
              <table:table-cell office:value-type="float" office:value="0.0429367">
                <text:p>0.0429367</text:p>
              </table:table-cell>
              <table:table-cell office:value-type="float" office:value="0.045212094">
                <text:p>0.045212094</text:p>
              </table:table-cell>
              <table:table-cell office:value-type="float" office:value="0.043962183">
                <text:p>0.043962183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2800">
                <text:p>12800</text:p>
              </table:table-cell>
              <table:table-cell office:value-type="float" office:value="0.196697837">
                <text:p>0.196697837</text:p>
              </table:table-cell>
              <table:table-cell office:value-type="float" office:value="0.138652746">
                <text:p>0.138652746</text:p>
              </table:table-cell>
              <table:table-cell office:value-type="float" office:value="0.150143649">
                <text:p>0.150143649</text:p>
              </table:table-cell>
              <table:table-cell office:value-type="float" office:value="0.161542046">
                <text:p>0.161542046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5600">
                <text:p>25600</text:p>
              </table:table-cell>
              <table:table-cell office:value-type="float" office:value="0.830233147">
                <text:p>0.830233147</text:p>
              </table:table-cell>
              <table:table-cell office:value-type="float" office:value="0.530919822">
                <text:p>0.530919822</text:p>
              </table:table-cell>
              <table:table-cell office:value-type="float" office:value="0.544274846">
                <text:p>0.544274846</text:p>
              </table:table-cell>
              <table:table-cell office:value-type="float" office:value="0.563764319">
                <text:p>0.563764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08cm" svg:height="10.719cm" xlink:href=".." xlink:type="simple" chart:class="chart:scatter" chart:style-name="ch1">
        <chart:title svg:x="7.72cm" svg:y="0.35cm" chart:style-name="ch2">
          <text:p>Atcgrid</text:p>
        </chart:title>
        <chart:legend chart:legend-position="end" svg:x="13.098cm" svg:y="2.321cm" style:legend-expansion="high" chart:style-name="ch3"/>
        <chart:plot-area chart:style-name="ch4" table:cell-range-address="Hoja1.A24:Hoja1.M32" chart:data-source-has-labels="both" svg:x="1.351cm" svg:y="1.343cm" svg:width="11.407cm" svg:height="8.181cm">
          <chartooo:coordinate-region svg:x="2.263cm" svg:y="1.543cm" svg:width="10.03cm" svg:height="7.334cm"/>
          <chart:axis chart:dimension="x" chart:name="primary-x" chart:style-name="ch5" chartooo:axis-type="auto">
            <chart:title svg:x="6.349cm" svg:y="9.738cm" chart:style-name="ch6">
              <text:p>Tamaños</text:p>
            </chart:title>
            <chart:categories table:cell-range-address="Hoja1.A25:Hoja1.A32"/>
          </chart:axis>
          <chart:axis chart:dimension="y" chart:name="primary-y" chart:style-name="ch7">
            <chart:title svg:x="0.451cm" svg:y="6.244cm" chart:style-name="ch8">
              <text:p>Tiempo (s)</text:p>
            </chart:title>
            <chart:grid chart:style-name="ch9" chart:class="major"/>
          </chart:axis>
          <chart:series chart:style-name="ch10" chart:values-cell-range-address="Hoja1.B25:Hoja1.B32" chart:label-cell-address="Hoja1.B24:Hoja1.B24" chart:class="chart:scatter">
            <chart:domain table:cell-range-address="Hoja1.A25:Hoja1.A32"/>
            <chart:data-point chart:repeated="8"/>
          </chart:series>
          <chart:series chart:style-name="ch11" chart:values-cell-range-address="Hoja1.C25:Hoja1.C32" chart:label-cell-address="Hoja1.C24:Hoja1.C24" chart:class="chart:scatter">
            <chart:data-point chart:repeated="8"/>
          </chart:series>
          <chart:series chart:style-name="ch12" chart:values-cell-range-address="Hoja1.D25:Hoja1.D32" chart:label-cell-address="Hoja1.D24:Hoja1.D24" chart:class="chart:scatter">
            <chart:data-point chart:repeated="8"/>
          </chart:series>
          <chart:series chart:style-name="ch13" chart:values-cell-range-address="Hoja1.E25:Hoja1.E32" chart:label-cell-address="Hoja1.E24:Hoja1.E24" chart:class="chart:scatter">
            <chart:data-point chart:repeated="8"/>
          </chart:series>
          <chart:series chart:style-name="ch14" chart:values-cell-range-address="Hoja1.F25:Hoja1.F32" chart:label-cell-address="Hoja1.F24:Hoja1.F24" chart:class="chart:scatter">
            <chart:data-point chart:repeated="8"/>
          </chart:series>
          <chart:series chart:style-name="ch15" chart:values-cell-range-address="Hoja1.G25:Hoja1.G32" chart:label-cell-address="Hoja1.G24:Hoja1.G24" chart:class="chart:scatter">
            <chart:data-point chart:repeated="8"/>
          </chart:series>
          <chart:series chart:style-name="ch16" chart:values-cell-range-address="Hoja1.H25:Hoja1.H32" chart:label-cell-address="Hoja1.H24:Hoja1.H24" chart:class="chart:scatter">
            <chart:data-point chart:repeated="8"/>
          </chart:series>
          <chart:series chart:style-name="ch17" chart:values-cell-range-address="Hoja1.I25:Hoja1.I32" chart:label-cell-address="Hoja1.I24:Hoja1.I24" chart:class="chart:scatter">
            <chart:data-point chart:repeated="8"/>
          </chart:series>
          <chart:series chart:style-name="ch18" chart:values-cell-range-address="Hoja1.J25:Hoja1.J32" chart:label-cell-address="Hoja1.J24:Hoja1.J24" chart:class="chart:scatter">
            <chart:data-point chart:repeated="8"/>
          </chart:series>
          <chart:series chart:style-name="ch19" chart:values-cell-range-address="Hoja1.K25:Hoja1.K32" chart:label-cell-address="Hoja1.K24:Hoja1.K24" chart:class="chart:scatter">
            <chart:data-point chart:repeated="8"/>
          </chart:series>
          <chart:series chart:style-name="ch20" chart:values-cell-range-address="Hoja1.L25:Hoja1.L32" chart:label-cell-address="Hoja1.L24:Hoja1.L24" chart:class="chart:scatter">
            <chart:data-point chart:repeated="8"/>
          </chart:series>
          <chart:series chart:style-name="ch21" chart:values-cell-range-address="Hoja1.M25:Hoja1.M32" chart:label-cell-address="Hoja1.M24:Hoja1.M24" chart:class="chart:scatter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/core</text:p>
                <draw:g>
                  <svg:desc>Hoja1.B24:Hoja1.B24</svg:desc>
                </draw:g>
              </table:table-cell>
              <table:table-cell office:value-type="string">
                <text:p>2 threads/cores</text:p>
                <draw:g>
                  <svg:desc>Hoja1.C24:Hoja1.C24</svg:desc>
                </draw:g>
              </table:table-cell>
              <table:table-cell office:value-type="string">
                <text:p>3 threads/cores</text:p>
                <draw:g>
                  <svg:desc>Hoja1.D24:Hoja1.D24</svg:desc>
                </draw:g>
              </table:table-cell>
              <table:table-cell office:value-type="string">
                <text:p>4 threads/cores</text:p>
                <draw:g>
                  <svg:desc>Hoja1.E24:Hoja1.E24</svg:desc>
                </draw:g>
              </table:table-cell>
              <table:table-cell office:value-type="string">
                <text:p>5 threads/cores</text:p>
                <draw:g>
                  <svg:desc>Hoja1.F24:Hoja1.F24</svg:desc>
                </draw:g>
              </table:table-cell>
              <table:table-cell office:value-type="string">
                <text:p>6 threads/cores</text:p>
                <draw:g>
                  <svg:desc>Hoja1.G24:Hoja1.G24</svg:desc>
                </draw:g>
              </table:table-cell>
              <table:table-cell office:value-type="string">
                <text:p>7 threads/cores</text:p>
                <draw:g>
                  <svg:desc>Hoja1.H24:Hoja1.H24</svg:desc>
                </draw:g>
              </table:table-cell>
              <table:table-cell office:value-type="string">
                <text:p>8 threads/cores</text:p>
                <draw:g>
                  <svg:desc>Hoja1.I24:Hoja1.I24</svg:desc>
                </draw:g>
              </table:table-cell>
              <table:table-cell office:value-type="string">
                <text:p>9 threads/cores</text:p>
                <draw:g>
                  <svg:desc>Hoja1.J24:Hoja1.J24</svg:desc>
                </draw:g>
              </table:table-cell>
              <table:table-cell office:value-type="string">
                <text:p>10 threads/cores</text:p>
                <draw:g>
                  <svg:desc>Hoja1.K24:Hoja1.K24</svg:desc>
                </draw:g>
              </table:table-cell>
              <table:table-cell office:value-type="string">
                <text:p>11 threads/cores</text:p>
                <draw:g>
                  <svg:desc>Hoja1.L24:Hoja1.L24</svg:desc>
                </draw:g>
              </table:table-cell>
              <table:table-cell office:value-type="string">
                <text:p>12 threads/cores</text:p>
                <draw:g>
                  <svg:desc>Hoja1.M24:Hoja1.M2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5:Hoja1.A32</svg:desc>
                </draw:g>
              </table:table-cell>
              <table:table-cell office:value-type="float" office:value="0.006608535">
                <text:p>0.006608535</text:p>
                <draw:g>
                  <svg:desc>Hoja1.B25:Hoja1.B32</svg:desc>
                </draw:g>
              </table:table-cell>
              <table:table-cell office:value-type="float" office:value="0.051057469">
                <text:p>0.051057469</text:p>
                <draw:g>
                  <svg:desc>Hoja1.C25:Hoja1.C32</svg:desc>
                </draw:g>
              </table:table-cell>
              <table:table-cell office:value-type="float" office:value="0.004785148">
                <text:p>0.004785148</text:p>
                <draw:g>
                  <svg:desc>Hoja1.D25:Hoja1.D32</svg:desc>
                </draw:g>
              </table:table-cell>
              <table:table-cell office:value-type="float" office:value="0.012906943">
                <text:p>0.012906943</text:p>
                <draw:g>
                  <svg:desc>Hoja1.E25:Hoja1.E32</svg:desc>
                </draw:g>
              </table:table-cell>
              <table:table-cell office:value-type="float" office:value="0.093064782">
                <text:p>0.093064782</text:p>
                <draw:g>
                  <svg:desc>Hoja1.F25:Hoja1.F32</svg:desc>
                </draw:g>
              </table:table-cell>
              <table:table-cell office:value-type="float" office:value="0.026264198">
                <text:p>0.026264198</text:p>
                <draw:g>
                  <svg:desc>Hoja1.G25:Hoja1.G32</svg:desc>
                </draw:g>
              </table:table-cell>
              <table:table-cell office:value-type="float" office:value="0.004950604">
                <text:p>0.004950604</text:p>
                <draw:g>
                  <svg:desc>Hoja1.H25:Hoja1.H32</svg:desc>
                </draw:g>
              </table:table-cell>
              <table:table-cell office:value-type="float" office:value="0.051657917">
                <text:p>0.051657917</text:p>
                <draw:g>
                  <svg:desc>Hoja1.I25:Hoja1.I32</svg:desc>
                </draw:g>
              </table:table-cell>
              <table:table-cell office:value-type="float" office:value="0.108384714">
                <text:p>0.108384714</text:p>
                <draw:g>
                  <svg:desc>Hoja1.J25:Hoja1.J32</svg:desc>
                </draw:g>
              </table:table-cell>
              <table:table-cell office:value-type="float" office:value="0.028119983">
                <text:p>0.028119983</text:p>
                <draw:g>
                  <svg:desc>Hoja1.K25:Hoja1.K32</svg:desc>
                </draw:g>
              </table:table-cell>
              <table:table-cell office:value-type="float" office:value="0.019137292">
                <text:p>0.019137292</text:p>
                <draw:g>
                  <svg:desc>Hoja1.L25:Hoja1.L32</svg:desc>
                </draw:g>
              </table:table-cell>
              <table:table-cell office:value-type="float" office:value="0.073346134">
                <text:p>0.073346134</text:p>
                <draw:g>
                  <svg:desc>Hoja1.M25:Hoja1.M3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9675987">
                <text:p>0.009675987</text:p>
              </table:table-cell>
              <table:table-cell office:value-type="float" office:value="0.072307194">
                <text:p>0.072307194</text:p>
              </table:table-cell>
              <table:table-cell office:value-type="float" office:value="0.003435944">
                <text:p>0.003435944</text:p>
              </table:table-cell>
              <table:table-cell office:value-type="float" office:value="0.039718151">
                <text:p>0.039718151</text:p>
              </table:table-cell>
              <table:table-cell office:value-type="float" office:value="0.014591151">
                <text:p>0.014591151</text:p>
              </table:table-cell>
              <table:table-cell office:value-type="float" office:value="0.021188838">
                <text:p>0.021188838</text:p>
              </table:table-cell>
              <table:table-cell office:value-type="float" office:value="0.012815629">
                <text:p>0.012815629</text:p>
              </table:table-cell>
              <table:table-cell office:value-type="float" office:value="0.012289057">
                <text:p>0.012289057</text:p>
              </table:table-cell>
              <table:table-cell office:value-type="float" office:value="0.001637188">
                <text:p>0.001637188</text:p>
              </table:table-cell>
              <table:table-cell office:value-type="float" office:value="0.016109146">
                <text:p>0.016109146</text:p>
              </table:table-cell>
              <table:table-cell office:value-type="float" office:value="0.082702963">
                <text:p>0.082702963</text:p>
              </table:table-cell>
              <table:table-cell office:value-type="float" office:value="0.00320634">
                <text:p>0.003206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3516009">
                <text:p>0.003516009</text:p>
              </table:table-cell>
              <table:table-cell office:value-type="float" office:value="0.003477759">
                <text:p>0.003477759</text:p>
              </table:table-cell>
              <table:table-cell office:value-type="float" office:value="0.010091431">
                <text:p>0.010091431</text:p>
              </table:table-cell>
              <table:table-cell office:value-type="float" office:value="0.007447015">
                <text:p>0.007447015</text:p>
              </table:table-cell>
              <table:table-cell office:value-type="float" office:value="0.004700741">
                <text:p>0.004700741</text:p>
              </table:table-cell>
              <table:table-cell office:value-type="float" office:value="0.023482892">
                <text:p>0.023482892</text:p>
              </table:table-cell>
              <table:table-cell office:value-type="float" office:value="0.02673448">
                <text:p>0.02673448</text:p>
              </table:table-cell>
              <table:table-cell office:value-type="float" office:value="0.044551672">
                <text:p>0.044551672</text:p>
              </table:table-cell>
              <table:table-cell office:value-type="float" office:value="0.003686464">
                <text:p>0.003686464</text:p>
              </table:table-cell>
              <table:table-cell office:value-type="float" office:value="0.056775663">
                <text:p>0.056775663</text:p>
              </table:table-cell>
              <table:table-cell office:value-type="float" office:value="0.052713138">
                <text:p>0.052713138</text:p>
              </table:table-cell>
              <table:table-cell office:value-type="float" office:value="0.063427024">
                <text:p>0.0634270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7950755">
                <text:p>0.007950755</text:p>
              </table:table-cell>
              <table:table-cell office:value-type="float" office:value="0.020879756">
                <text:p>0.020879756</text:p>
              </table:table-cell>
              <table:table-cell office:value-type="float" office:value="0.039562929">
                <text:p>0.039562929</text:p>
              </table:table-cell>
              <table:table-cell office:value-type="float" office:value="0.007446369">
                <text:p>0.007446369</text:p>
              </table:table-cell>
              <table:table-cell office:value-type="float" office:value="0.015499262">
                <text:p>0.015499262</text:p>
              </table:table-cell>
              <table:table-cell office:value-type="float" office:value="0.007716316">
                <text:p>0.007716316</text:p>
              </table:table-cell>
              <table:table-cell office:value-type="float" office:value="0.011928936">
                <text:p>0.011928936</text:p>
              </table:table-cell>
              <table:table-cell office:value-type="float" office:value="0.012128165">
                <text:p>0.012128165</text:p>
              </table:table-cell>
              <table:table-cell office:value-type="float" office:value="0.007734607">
                <text:p>0.007734607</text:p>
              </table:table-cell>
              <table:table-cell office:value-type="float" office:value="0.016805219">
                <text:p>0.016805219</text:p>
              </table:table-cell>
              <table:table-cell office:value-type="float" office:value="0.038782314">
                <text:p>0.038782314</text:p>
              </table:table-cell>
              <table:table-cell office:value-type="float" office:value="0.008119522">
                <text:p>0.00811952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21120492">
                <text:p>0.021120492</text:p>
              </table:table-cell>
              <table:table-cell office:value-type="float" office:value="0.014818406">
                <text:p>0.014818406</text:p>
              </table:table-cell>
              <table:table-cell office:value-type="float" office:value="0.015722119">
                <text:p>0.015722119</text:p>
              </table:table-cell>
              <table:table-cell office:value-type="float" office:value="0.018507499">
                <text:p>0.018507499</text:p>
              </table:table-cell>
              <table:table-cell office:value-type="float" office:value="0.014558127">
                <text:p>0.014558127</text:p>
              </table:table-cell>
              <table:table-cell office:value-type="float" office:value="0.018390392">
                <text:p>0.018390392</text:p>
              </table:table-cell>
              <table:table-cell office:value-type="float" office:value="0.102834751">
                <text:p>0.102834751</text:p>
              </table:table-cell>
              <table:table-cell office:value-type="float" office:value="0.108807561">
                <text:p>0.108807561</text:p>
              </table:table-cell>
              <table:table-cell office:value-type="float" office:value="0.016224554">
                <text:p>0.016224554</text:p>
              </table:table-cell>
              <table:table-cell office:value-type="float" office:value="0.014756974">
                <text:p>0.014756974</text:p>
              </table:table-cell>
              <table:table-cell office:value-type="float" office:value="0.01468134">
                <text:p>0.01468134</text:p>
              </table:table-cell>
              <table:table-cell office:value-type="float" office:value="0.014785913">
                <text:p>0.01478591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031257781">
                <text:p>0.031257781</text:p>
              </table:table-cell>
              <table:table-cell office:value-type="float" office:value="0.031876655">
                <text:p>0.031876655</text:p>
              </table:table-cell>
              <table:table-cell office:value-type="float" office:value="0.032703285">
                <text:p>0.032703285</text:p>
              </table:table-cell>
              <table:table-cell office:value-type="float" office:value="0.032698316">
                <text:p>0.032698316</text:p>
              </table:table-cell>
              <table:table-cell office:value-type="float" office:value="0.032349084">
                <text:p>0.032349084</text:p>
              </table:table-cell>
              <table:table-cell office:value-type="float" office:value="0.041976697">
                <text:p>0.041976697</text:p>
              </table:table-cell>
              <table:table-cell office:value-type="float" office:value="0.031764655">
                <text:p>0.031764655</text:p>
              </table:table-cell>
              <table:table-cell office:value-type="float" office:value="0.031502008">
                <text:p>0.031502008</text:p>
              </table:table-cell>
              <table:table-cell office:value-type="float" office:value="0.032463716">
                <text:p>0.032463716</text:p>
              </table:table-cell>
              <table:table-cell office:value-type="float" office:value="0.030695677">
                <text:p>0.030695677</text:p>
              </table:table-cell>
              <table:table-cell office:value-type="float" office:value="0.031660572">
                <text:p>0.031660572</text:p>
              </table:table-cell>
              <table:table-cell office:value-type="float" office:value="0.031691387">
                <text:p>0.03169138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64454092">
                <text:p>0.064454092</text:p>
              </table:table-cell>
              <table:table-cell office:value-type="float" office:value="0.062894141">
                <text:p>0.062894141</text:p>
              </table:table-cell>
              <table:table-cell office:value-type="float" office:value="0.064919968">
                <text:p>0.064919968</text:p>
              </table:table-cell>
              <table:table-cell office:value-type="float" office:value="0.06533655">
                <text:p>0.06533655</text:p>
              </table:table-cell>
              <table:table-cell office:value-type="float" office:value="0.063771158">
                <text:p>0.063771158</text:p>
              </table:table-cell>
              <table:table-cell office:value-type="float" office:value="0.106728379">
                <text:p>0.106728379</text:p>
              </table:table-cell>
              <table:table-cell office:value-type="float" office:value="0.063807202">
                <text:p>0.063807202</text:p>
              </table:table-cell>
              <table:table-cell office:value-type="float" office:value="0.063926866">
                <text:p>0.063926866</text:p>
              </table:table-cell>
              <table:table-cell office:value-type="float" office:value="0.064028716">
                <text:p>0.064028716</text:p>
              </table:table-cell>
              <table:table-cell office:value-type="float" office:value="0.064471113">
                <text:p>0.064471113</text:p>
              </table:table-cell>
              <table:table-cell office:value-type="float" office:value="0.068106318">
                <text:p>0.068106318</text:p>
              </table:table-cell>
              <table:table-cell office:value-type="float" office:value="0.065512657">
                <text:p>0.06551265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230501116">
                <text:p>0.230501116</text:p>
              </table:table-cell>
              <table:table-cell office:value-type="float" office:value="0.214322585">
                <text:p>0.214322585</text:p>
              </table:table-cell>
              <table:table-cell office:value-type="float" office:value="0.192836212">
                <text:p>0.192836212</text:p>
              </table:table-cell>
              <table:table-cell office:value-type="float" office:value="0.19672242">
                <text:p>0.19672242</text:p>
              </table:table-cell>
              <table:table-cell office:value-type="float" office:value="0.287934568">
                <text:p>0.287934568</text:p>
              </table:table-cell>
              <table:table-cell office:value-type="float" office:value="0.244268742">
                <text:p>0.244268742</text:p>
              </table:table-cell>
              <table:table-cell office:value-type="float" office:value="0.214059687">
                <text:p>0.214059687</text:p>
              </table:table-cell>
              <table:table-cell office:value-type="float" office:value="0.183314715">
                <text:p>0.183314715</text:p>
              </table:table-cell>
              <table:table-cell office:value-type="float" office:value="0.250826456">
                <text:p>0.250826456</text:p>
              </table:table-cell>
              <table:table-cell office:value-type="float" office:value="0.185994312">
                <text:p>0.185994312</text:p>
              </table:table-cell>
              <table:table-cell office:value-type="float" office:value="0.216459624">
                <text:p>0.216459624</text:p>
              </table:table-cell>
              <table:table-cell office:value-type="float" office:value="0.1814082">
                <text:p>0.1814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